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justify" style:justify-single-word="false"/>
      <style:text-properties style:font-name="Times New Roman" style:font-name-complex="Times New Roman1"/>
    </style:style>
    <style:style style:name="P4" style:family="paragraph" style:parent-style-name="Standard">
      <style:paragraph-properties fo:margin-top="0cm" fo:margin-bottom="0cm" fo:text-align="justify" style:justify-single-word="false"/>
    </style:style>
    <style:style style:name="P5" style:family="paragraph" style:parent-style-name="Standard">
      <style:paragraph-properties fo:margin-top="0cm" fo:margin-bottom="0cm" fo:text-align="justify" style:justify-single-word="false">
        <style:tab-stops>
          <style:tab-stop style:position="11.536cm"/>
        </style:tab-stops>
      </style:paragraph-properties>
    </style:style>
    <style:style style:name="P6" style:family="paragraph" style:parent-style-name="Standard" style:master-page-name="Standard">
      <style:paragraph-properties fo:margin-top="0cm" fo:margin-bottom="0cm" fo:text-align="justify" style:justify-single-word="false" style:page-number="auto"/>
    </style:style>
    <style:style style:name="P7" style:family="paragraph" style:parent-style-name="Standard">
      <style:paragraph-properties fo:margin-left="0cm" fo:margin-right="0cm" fo:text-align="justify" style:justify-single-word="false" fo:text-indent="1.249cm" style:auto-text-indent="false"/>
    </style:style>
    <style:style style:name="T1" style:family="text">
      <style:text-properties style:font-name="Times New Roman" style:font-name-complex="Times New Roman1"/>
    </style:style>
    <style:style style:name="T2" style:family="text">
      <style:text-properties style:font-name="Times New Roman" fo:font-size="12pt" style:font-size-asian="12pt" style:font-name-complex="Times New Roman1" style:font-size-complex="12pt"/>
    </style:style>
    <style:style style:name="T3" style:family="text">
      <style:text-properties style:text-position="super 58%" style:font-name="Times New Roman" fo:font-size="12pt"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iallo Mouhamadou</text:span><text:bookmark text:name="_GoBack"/></text:p>
      <text:p text:style-name="P4"><text:span text:style-name="T1">71 rue Pierre Vermeir</text:span></text:p>
      <text:p text:style-name="P5"><text:span text:style-name="T1">92160 Antony</text:span></text:p>
      <text:p text:style-name="P4"><text:span text:style-name="T1">Tél : 06-40-40-37-09</text:span></text:p>
      <text:p text:style-name="P4"><text:span text:style-name="T1">Né : 25/05/1991(22)</text:span></text:p>
      <text:p text:style-name="P4"><text:span text:style-name="T1">E-mail : diallo.mouhamadou.sio@gmail.com<text:tab/><text:tab/><text:tab/><text:tab/><text:tab/><text:tab/><text:tab/></text:span></text:p>
      <text:p text:style-name="P2"><text:span text:style-name="T1">Antony, le 5 Juillet 2013</text:span></text:p>
      <text:p text:style-name="P3"/>
      <text:p text:style-name="P1"><text:span text:style-name="T2">Objet : Candidature spontanée</text:span></text:p>
      <text:p text:style-name="P7"><text:span text:style-name="T2">Madame, Monsieur, </text:span></text:p>
      <text:p text:style-name="P1"><text:span text:style-name="T2"><text:tab/>Étudiant en bachelor Architecte logiciel développeur d'application à l'ETNA je suis à la recherche d’un emploi afin de pouvoir financer mes études. <text:s/></text:span></text:p>
      <text:p text:style-name="P7"><text:span text:style-name="T2">Durant mes vacances d’été je souhaiterai mettre à profit mon temps libre au sein de l’équipe Quick au poste que vous voudrez bien me permettre d’occuper. <text:s/>Je suis disponible durant dès maintenant jusqu’au 12 octobre.</text:span></text:p>
      <text:p text:style-name="P7"><text:span text:style-name="T2">Mes premières approches dans le monde du travail, ma première année et ma deuxième année en BTS SIO, mon stage d’un mois en tant que chef de projet, ainsi que mon double profil informatique/littéraire me permettent de réaliser <text:s/>un nombre varié de missions. Je dynamique, rigoureux, force de proposition, et efficace.</text:span></text:p>
      <text:p text:style-name="P7"><text:span text:style-name="T2">Dans l’attente de vous convaincre de vive voix lors d’un éventuel entretient, je vous prie d’agréer, Madame, Monsieur, l’expression de ma considération distinguée. </text:span></text:p>
      <text:p text:style-name="P7"><text:span text:style-name="T1">Diallo Mouhamadou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fr" style:country-asian="FR" style:font-name-complex="Times New Roman1" style:font-size-complex="12pt"/>
    </style:style>
    <style:style style:name="Contact_20_Info" style:display-name="Contact Info" style:family="paragraph" style:default-outline-level="">
      <style:paragraph-properties fo:margin-top="0cm" fo:margin-bottom="0cm" fo:line-height="100%" fo:orphans="2" fo:widows="2" style:writing-mode="lr-tb"/>
      <style:text-properties style:use-window-font-color="true" style:font-name="Tahoma" fo:font-size="8pt" fo:letter-spacing="0.018cm" fo:language="en" fo:country="US" style:font-name-asian="Times New Roman1" style:font-size-asian="8pt" style:font-name-complex="Tahoma1" style:font-size-complex="8pt" style:language-complex="en" style:country-complex="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1cm" fo:margin-bottom="1.002cm" fo:margin-left="2.499cm" fo:margin-right="2.499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SI</meta:initial-creator>
    <meta:editing-cycles>6</meta:editing-cycles>
    <meta:print-date>2013-04-28T16:59:00</meta:print-date>
    <meta:creation-date>2013-04-28T17:00:00</meta:creation-date>
    <dc:date>2013-07-06T22:58:28.09</dc:date>
    <meta:editing-duration>PT9M55S</meta:editing-duration>
    <meta:generator>OpenOffice.org/3.4.1$Win32 OpenOffice.org_project/341m1$Build-9593</meta:generator>
    <meta:document-statistic meta:table-count="0" meta:image-count="0" meta:object-count="0" meta:page-count="1" meta:paragraph-count="14" meta:word-count="161" meta:character-count="1072"/>
    <meta:user-defined meta:name="AppVersion">15.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